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9d48" officeooo:paragraph-rsid="00169d48"/>
    </style:style>
    <style:style style:name="P2" style:family="paragraph" style:parent-style-name="Standard" style:list-style-name="L1">
      <style:paragraph-properties fo:margin-left="0.4925in" fo:margin-right="0in" fo:text-indent="-0.25in" style:auto-text-indent="false"/>
      <style:text-properties officeooo:rsid="00169d48" officeooo:paragraph-rsid="00169d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35799553954072696" text:style-name="L1">
        <text:list-item>
          <text:p text:style-name="P1">[ $x = 1 ] &amp;&amp; echo yes || no → if [], &amp;&amp; true, || else </text:p>
          <text:list>
            <text:list-item>
              <text:p text:style-name="P1">-eq → equals </text:p>
            </text:list-item>
            <text:list-item>
              <text:p text:style-name="P1">-gt → greater than </text:p>
            </text:list-item>
            <text:list-item>
              <text:p text:style-name="P1">-ge → greater equal </text:p>
            </text:list-item>
            <text:list-item>
              <text:p text:style-name="P1">if [ $x -gt 1 ]; then</text:p>
              <text:list>
                <text:list-item>
                  <text:p text:style-name="P1">echo yes </text:p>
                </text:list-item>
              </text:list>
            </text:list-item>
            <text:list-item>
              <text:p text:style-name="P1">else</text:p>
              <text:list>
                <text:list-item>
                  <text:p text:style-name="P1">echo no</text:p>
                </text:list-item>
              </text:list>
            </text:list-item>
            <text:list-item>
              <text:p text:style-name="P1">fi </text:p>
            </text:list-item>
          </text:list>
        </text:list-item>
        <text:list-item>
          <text:p text:style-name="P1"/>
          <text:list>
            <text:list-item>
              <text:p text:style-name="P1"/>
              <text:list>
                <text:list-header>
                  <text:p text:style-name="P2"/>
                </text:list-header>
              </text:list>
            </text:list-item>
          </text:list>
        </text:list-item>
        <text:list-item>
          <text:p text:style-name="P1">[[ ]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1:40:41.546529659</meta:creation-date>
    <dc:date>2016-09-14T12:08:34.937659848</dc:date>
    <meta:editing-duration>PT12M43S</meta:editing-duration>
    <meta:editing-cycles>1</meta:editing-cycles>
    <meta:document-statistic meta:table-count="0" meta:image-count="0" meta:object-count="0" meta:page-count="1" meta:paragraph-count="12" meta:word-count="55" meta:character-count="180" meta:non-whitespace-character-count="141"/>
    <meta:generator>LibreOffice/4.2.4.2$Linux_X86_64 LibreOffice_project/420m0$Build-2</meta:generator>
  </office:meta>
</office:document-meta>
</file>